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43a" officeooo:paragraph-rsid="001e043a"/>
    </style:style>
    <style:style style:name="P2" style:family="paragraph" style:parent-style-name="Standard">
      <style:text-properties officeooo:rsid="00250d2f" officeooo:paragraph-rsid="00250d2f"/>
    </style:style>
    <style:style style:name="P3" style:family="paragraph" style:parent-style-name="Standard">
      <style:text-properties fo:font-weight="normal" officeooo:rsid="002a0020" officeooo:paragraph-rsid="002a0020" style:font-weight-asian="normal" style:font-weight-complex="normal"/>
    </style:style>
    <style:style style:name="P4" style:family="paragraph" style:parent-style-name="Standard">
      <style:text-properties officeooo:rsid="004f1ecf" officeooo:paragraph-rsid="005a2d3d"/>
    </style:style>
    <style:style style:name="P5" style:family="paragraph" style:parent-style-name="Heading">
      <style:text-properties officeooo:rsid="00357178" officeooo:paragraph-rsid="00357178"/>
    </style:style>
    <style:style style:name="P6" style:family="paragraph" style:parent-style-name="Heading">
      <style:text-properties officeooo:rsid="003c6a22" officeooo:paragraph-rsid="003c6a22"/>
    </style:style>
    <style:style style:name="P7" style:family="paragraph" style:parent-style-name="Heading">
      <style:text-properties officeooo:rsid="001c201d" officeooo:paragraph-rsid="001c201d"/>
    </style:style>
    <style:style style:name="P8" style:family="paragraph" style:parent-style-name="Text_20_body">
      <style:text-properties officeooo:rsid="0046c0b2" officeooo:paragraph-rsid="0046c0b2"/>
    </style:style>
    <style:style style:name="P9" style:family="paragraph" style:parent-style-name="Text_20_body">
      <style:text-properties officeooo:rsid="004b1374" officeooo:paragraph-rsid="004b1374"/>
    </style:style>
    <style:style style:name="P10" style:family="paragraph" style:parent-style-name="Standard" style:list-style-name="L1">
      <style:text-properties officeooo:paragraph-rsid="001c201d"/>
    </style:style>
    <style:style style:name="P11" style:family="paragraph" style:parent-style-name="Standard" style:list-style-name="L2">
      <style:text-properties officeooo:rsid="001c201d" officeooo:paragraph-rsid="00357178"/>
    </style:style>
    <style:style style:name="P12" style:family="paragraph" style:parent-style-name="Standard" style:list-style-name="L2">
      <style:text-properties officeooo:rsid="00357178" officeooo:paragraph-rsid="00357178"/>
    </style:style>
    <style:style style:name="P13" style:family="paragraph" style:parent-style-name="Standard" style:list-style-name="L4">
      <style:text-properties officeooo:rsid="003ea852" officeooo:paragraph-rsid="00431c63"/>
    </style:style>
    <style:style style:name="P14" style:family="paragraph" style:parent-style-name="Standard" style:list-style-name="L4">
      <style:text-properties officeooo:rsid="003ea852" officeooo:paragraph-rsid="003ea852"/>
    </style:style>
    <style:style style:name="P15" style:family="paragraph" style:parent-style-name="Standard" style:list-style-name="L2">
      <style:text-properties officeooo:rsid="0051c036" officeooo:paragraph-rsid="0051c036"/>
    </style:style>
    <style:style style:name="P16" style:family="paragraph" style:parent-style-name="Standard" style:list-style-name="L2">
      <style:text-properties officeooo:rsid="0055a171" officeooo:paragraph-rsid="0055a171"/>
    </style:style>
    <style:style style:name="P17" style:family="paragraph" style:parent-style-name="Standard" style:list-style-name="L2">
      <style:text-properties officeooo:rsid="001e043a" officeooo:paragraph-rsid="001e043a"/>
    </style:style>
    <style:style style:name="P18" style:family="paragraph" style:parent-style-name="Standard" style:list-style-name="L3">
      <style:text-properties officeooo:rsid="001e043a" officeooo:paragraph-rsid="001e043a"/>
    </style:style>
    <style:style style:name="P19" style:family="paragraph" style:parent-style-name="Standard" style:list-style-name="L3">
      <style:text-properties officeooo:rsid="001ee869" officeooo:paragraph-rsid="0034dd9f"/>
    </style:style>
    <style:style style:name="P20" style:family="paragraph" style:parent-style-name="Standard" style:list-style-name="L3">
      <style:text-properties officeooo:rsid="001ee869" officeooo:paragraph-rsid="001ee869"/>
    </style:style>
    <style:style style:name="P21" style:family="paragraph" style:parent-style-name="Standard" style:list-style-name="L3">
      <style:text-properties officeooo:rsid="001f32d6" officeooo:paragraph-rsid="001f32d6"/>
    </style:style>
    <style:style style:name="P22" style:family="paragraph" style:parent-style-name="Standard" style:list-style-name="L3">
      <style:text-properties officeooo:rsid="001fafa8" officeooo:paragraph-rsid="001fafa8"/>
    </style:style>
    <style:style style:name="P23" style:family="paragraph" style:parent-style-name="Standard" style:list-style-name="L3">
      <style:text-properties officeooo:rsid="00203641" officeooo:paragraph-rsid="00203641"/>
    </style:style>
    <style:style style:name="P24" style:family="paragraph" style:parent-style-name="Standard" style:list-style-name="L3">
      <style:text-properties officeooo:rsid="0020d562" officeooo:paragraph-rsid="0020d562"/>
    </style:style>
    <style:style style:name="P25" style:family="paragraph" style:parent-style-name="Standard" style:list-style-name="L3">
      <style:text-properties officeooo:rsid="00574de7" officeooo:paragraph-rsid="00574de7"/>
    </style:style>
    <style:style style:name="P26" style:family="paragraph" style:parent-style-name="Standard" style:list-style-name="L3">
      <style:text-properties officeooo:rsid="00228f80" officeooo:paragraph-rsid="00228f80"/>
    </style:style>
    <style:style style:name="P27" style:family="paragraph" style:parent-style-name="Standard" style:list-style-name="L3">
      <style:text-properties officeooo:rsid="00395a3e" officeooo:paragraph-rsid="00395a3e"/>
    </style:style>
    <style:style style:name="P28" style:family="paragraph" style:parent-style-name="Standard" style:list-style-name="L3">
      <style:text-properties officeooo:rsid="00234340" officeooo:paragraph-rsid="00234340"/>
    </style:style>
    <style:style style:name="P29" style:family="paragraph" style:parent-style-name="Standard" style:list-style-name="L3">
      <style:text-properties officeooo:rsid="00241686" officeooo:paragraph-rsid="00241686"/>
    </style:style>
    <style:style style:name="P30" style:family="paragraph" style:parent-style-name="Standard" style:list-style-name="L3">
      <style:text-properties officeooo:rsid="00265243" officeooo:paragraph-rsid="00265243"/>
    </style:style>
    <style:style style:name="P31" style:family="paragraph" style:parent-style-name="Standard" style:list-style-name="L3">
      <style:text-properties officeooo:rsid="00282a15" officeooo:paragraph-rsid="00282a15"/>
    </style:style>
    <style:style style:name="P32" style:family="paragraph" style:parent-style-name="Standard" style:list-style-name="L3">
      <style:text-properties officeooo:rsid="00376464" officeooo:paragraph-rsid="00376464"/>
    </style:style>
    <style:style style:name="P33" style:family="paragraph" style:parent-style-name="Standard" style:list-style-name="L3">
      <style:text-properties fo:font-weight="normal" officeooo:rsid="002a0020" officeooo:paragraph-rsid="002a0020" style:font-weight-asian="normal" style:font-weight-complex="normal"/>
    </style:style>
    <style:style style:name="P34" style:family="paragraph" style:parent-style-name="Standard" style:list-style-name="L3">
      <style:text-properties fo:font-weight="normal" officeooo:rsid="002ab4f1" officeooo:paragraph-rsid="002ab4f1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2ab4f1" officeooo:paragraph-rsid="002b3b85" style:font-weight-asian="normal" style:font-weight-complex="normal"/>
    </style:style>
    <style:style style:name="P36" style:family="paragraph" style:parent-style-name="Standard" style:list-style-name="L3">
      <style:text-properties fo:font-weight="normal" officeooo:rsid="002b3b85" officeooo:paragraph-rsid="002b3b85" style:font-weight-asian="normal" style:font-weight-complex="normal"/>
    </style:style>
    <style:style style:name="P37" style:family="paragraph" style:parent-style-name="Standard" style:list-style-name="L3">
      <style:text-properties fo:font-weight="normal" officeooo:rsid="002c1b08" officeooo:paragraph-rsid="002c1b08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2debb7" officeooo:paragraph-rsid="002debb7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2eaf9c" officeooo:paragraph-rsid="002eaf9c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2eaf9c" officeooo:paragraph-rsid="00302fa8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302fa8" officeooo:paragraph-rsid="00302fa8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315a32" officeooo:paragraph-rsid="00315a32" style:font-weight-asian="normal" style:font-weight-complex="normal"/>
    </style:style>
    <style:style style:name="P43" style:family="paragraph" style:parent-style-name="Standard" style:list-style-name="L3">
      <style:text-properties fo:font-weight="normal" officeooo:rsid="0031f161" officeooo:paragraph-rsid="0031f161" style:font-weight-asian="normal" style:font-weight-complex="normal"/>
    </style:style>
    <style:style style:name="P44" style:family="paragraph" style:parent-style-name="Standard" style:list-style-name="L3">
      <style:text-properties fo:font-weight="normal" officeooo:rsid="0033a056" officeooo:paragraph-rsid="0033a056" style:font-weight-asian="normal" style:font-weight-complex="normal"/>
    </style:style>
    <style:style style:name="P45" style:family="paragraph" style:parent-style-name="Standard" style:list-style-name="L4">
      <style:text-properties officeooo:rsid="003d759f" officeooo:paragraph-rsid="003d759f"/>
    </style:style>
    <style:style style:name="P46" style:family="paragraph" style:parent-style-name="Standard" style:list-style-name="L4">
      <style:text-properties officeooo:rsid="003d759f" officeooo:paragraph-rsid="00431c63"/>
    </style:style>
    <style:style style:name="P47" style:family="paragraph" style:parent-style-name="Standard" style:list-style-name="L4">
      <style:text-properties officeooo:rsid="00409e8a" officeooo:paragraph-rsid="00409e8a"/>
    </style:style>
    <style:style style:name="P48" style:family="paragraph" style:parent-style-name="Standard" style:list-style-name="L4">
      <style:text-properties officeooo:rsid="0041ef90" officeooo:paragraph-rsid="0041ef90"/>
    </style:style>
    <style:style style:name="P49" style:family="paragraph" style:parent-style-name="Standard" style:list-style-name="L4">
      <style:text-properties officeooo:rsid="00431c63" officeooo:paragraph-rsid="00431c63"/>
    </style:style>
    <style:style style:name="P50" style:family="paragraph" style:parent-style-name="Standard" style:list-style-name="L4">
      <style:text-properties officeooo:rsid="004510fc" officeooo:paragraph-rsid="004510fc"/>
    </style:style>
    <style:style style:name="P51" style:family="paragraph" style:parent-style-name="Standard" style:list-style-name="L4">
      <style:text-properties officeooo:rsid="0046c0b2" officeooo:paragraph-rsid="0046c0b2"/>
    </style:style>
    <style:style style:name="P52" style:family="paragraph" style:parent-style-name="Standard" style:list-style-name="L4">
      <style:text-properties officeooo:rsid="0046d578" officeooo:paragraph-rsid="0046d578"/>
    </style:style>
    <style:style style:name="P53" style:family="paragraph" style:parent-style-name="Standard" style:list-style-name="L4">
      <style:text-properties officeooo:rsid="0046d578" officeooo:paragraph-rsid="00488e0e"/>
    </style:style>
    <style:style style:name="P54" style:family="paragraph" style:parent-style-name="Standard" style:list-style-name="L4">
      <style:text-properties officeooo:rsid="00484876" officeooo:paragraph-rsid="00488e0e"/>
    </style:style>
    <style:style style:name="P55" style:family="paragraph" style:parent-style-name="Standard" style:list-style-name="L4">
      <style:text-properties officeooo:rsid="00488e0e" officeooo:paragraph-rsid="00488e0e"/>
    </style:style>
    <style:style style:name="P56" style:family="paragraph" style:parent-style-name="Standard" style:list-style-name="L4">
      <style:text-properties officeooo:rsid="004a6bcf" officeooo:paragraph-rsid="004a6bcf"/>
    </style:style>
    <style:style style:name="P57" style:family="paragraph" style:parent-style-name="Standard" style:list-style-name="L4">
      <style:text-properties officeooo:rsid="004a6bcf" officeooo:paragraph-rsid="005a9060"/>
    </style:style>
    <style:style style:name="P58" style:family="paragraph" style:parent-style-name="Standard" style:list-style-name="L4">
      <style:text-properties officeooo:rsid="005dc583" officeooo:paragraph-rsid="005dc583"/>
    </style:style>
    <style:style style:name="P59" style:family="paragraph" style:parent-style-name="Standard" style:list-style-name="L5">
      <style:text-properties officeooo:rsid="005afec0" officeooo:paragraph-rsid="005afec0"/>
    </style:style>
    <style:style style:name="P60" style:family="paragraph" style:parent-style-name="Standard" style:list-style-name="L5">
      <style:text-properties officeooo:rsid="004b212c" officeooo:paragraph-rsid="005a2d3d"/>
    </style:style>
    <style:style style:name="P61" style:family="paragraph" style:parent-style-name="Standard" style:list-style-name="L5">
      <style:text-properties officeooo:rsid="004b212c" officeooo:paragraph-rsid="004b212c"/>
    </style:style>
    <style:style style:name="P62" style:family="paragraph" style:parent-style-name="Standard" style:list-style-name="L6">
      <style:text-properties officeooo:rsid="004b212c" officeooo:paragraph-rsid="004b212c"/>
    </style:style>
    <style:style style:name="P63" style:family="paragraph" style:parent-style-name="Standard" style:list-style-name="L5">
      <style:text-properties officeooo:rsid="005ce65a" officeooo:paragraph-rsid="005ce65a"/>
    </style:style>
    <style:style style:name="P64" style:family="paragraph" style:parent-style-name="Standard" style:list-style-name="L5">
      <style:text-properties officeooo:rsid="004b1374" officeooo:paragraph-rsid="004b1374"/>
    </style:style>
    <style:style style:name="P65" style:family="paragraph" style:parent-style-name="Standard" style:list-style-name="L5">
      <style:text-properties officeooo:rsid="004f1ecf" officeooo:paragraph-rsid="005a2d3d"/>
    </style:style>
    <style:style style:name="P66" style:family="paragraph" style:parent-style-name="Standard" style:list-style-name="L5">
      <style:text-properties officeooo:rsid="004f1ecf" officeooo:paragraph-rsid="004f1ecf"/>
    </style:style>
    <style:style style:name="P67" style:family="paragraph" style:parent-style-name="Standard" style:list-style-name="L5">
      <style:text-properties officeooo:rsid="005ca170" officeooo:paragraph-rsid="005ca170"/>
    </style:style>
    <style:style style:name="P68" style:family="paragraph" style:parent-style-name="Standard" style:list-style-name="L6">
      <style:text-properties officeooo:rsid="004ce033" officeooo:paragraph-rsid="004ce033"/>
    </style:style>
    <style:style style:name="P69" style:family="paragraph" style:parent-style-name="Standard" style:list-style-name="L5">
      <style:text-properties officeooo:rsid="004dc1a5" officeooo:paragraph-rsid="004dc1a5"/>
    </style:style>
    <style:style style:name="P70" style:family="paragraph" style:parent-style-name="Standard" style:list-style-name="L5">
      <style:text-properties officeooo:rsid="004e7180" officeooo:paragraph-rsid="004e7180"/>
    </style:style>
    <style:style style:name="P71" style:family="paragraph" style:parent-style-name="Standard" style:list-style-name="L4">
      <style:text-properties officeooo:rsid="005edc96" officeooo:paragraph-rsid="005edc96"/>
    </style:style>
    <style:style style:name="P72" style:family="paragraph" style:parent-style-name="Standard" style:list-style-name="L4">
      <style:text-properties officeooo:rsid="005f9a8b" officeooo:paragraph-rsid="005f9a8b"/>
    </style:style>
    <style:style style:name="P73" style:family="paragraph" style:parent-style-name="Heading" style:list-style-name="L3"/>
    <style:style style:name="P74" style:family="paragraph" style:parent-style-name="Heading_20_1">
      <style:text-properties fo:font-weight="bold" officeooo:rsid="001c201d" officeooo:paragraph-rsid="001c201d" style:font-weight-asian="bold" style:font-weight-complex="bold"/>
    </style:style>
    <style:style style:name="T1" style:family="text">
      <style:text-properties officeooo:rsid="001c201d"/>
    </style:style>
    <style:style style:name="T2" style:family="text">
      <style:text-properties officeooo:rsid="001fafa8"/>
    </style:style>
    <style:style style:name="T3" style:family="text">
      <style:text-properties officeooo:rsid="00250d2f"/>
    </style:style>
    <style:style style:name="T4" style:family="text">
      <style:text-properties officeooo:rsid="002ab4f1"/>
    </style:style>
    <style:style style:name="T5" style:family="text">
      <style:text-properties officeooo:rsid="002b3b85"/>
    </style:style>
    <style:style style:name="T6" style:family="text">
      <style:text-properties officeooo:rsid="00315a32"/>
    </style:style>
    <style:style style:name="T7" style:family="text">
      <style:text-properties officeooo:rsid="00409e8a"/>
    </style:style>
    <style:style style:name="T8" style:family="text">
      <style:text-properties officeooo:rsid="0041ef90"/>
    </style:style>
    <style:style style:name="T9" style:family="text">
      <style:text-properties officeooo:rsid="00431c63"/>
    </style:style>
    <style:style style:name="T10" style:family="text">
      <style:text-properties officeooo:rsid="0046c0b2"/>
    </style:style>
    <style:style style:name="T11" style:family="text">
      <style:text-properties officeooo:rsid="0046d578"/>
    </style:style>
    <style:style style:name="T12" style:family="text">
      <style:text-properties officeooo:rsid="00484876"/>
    </style:style>
    <style:style style:name="T13" style:family="text">
      <style:text-properties officeooo:rsid="00488e0e"/>
    </style:style>
    <style:style style:name="T14" style:family="text">
      <style:text-properties officeooo:rsid="004ce033"/>
    </style:style>
    <style:style style:name="T15" style:family="text">
      <style:text-properties officeooo:rsid="0053b13f"/>
    </style:style>
    <style:style style:name="T16" style:family="text">
      <style:text-properties officeooo:rsid="005871ce"/>
    </style:style>
    <style:style style:name="T17" style:family="text">
      <style:text-properties officeooo:rsid="005f9a8b"/>
    </style:style>
    <style:style style:name="T18" style:family="text">
      <style:text-properties officeooo:rsid="00613c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4" text:outline-level="1">GA502 – Level Design II – Session 04</text:h>
      <text:p text:style-name="Standard"/>
      <text:h text:style-name="Heading_20_1" text:outline-level="1">UE4 Materials</text:h>
      <text:list xml:id="list1852578209656864671" text:style-name="L1">
        <text:list-item>
          <text:p text:style-name="P10">Assets applied to meshes to control the visual properties.</text:p>
        </text:list-item>
        <text:list-item>
          <text:p text:style-name="P10"><text:span text:style-name="T1">A m</text:span>aterial is used to calculate how <text:span text:style-name="T1">light interacts with a surface.</text:span></text:p>
        </text:list-item>
      </text:list>
      <text:p text:style-name="P5">Material Editor</text:p>
      <text:list xml:id="list1384260123785043307" text:style-name="L2">
        <text:list-item>
          <text:p text:style-name="P11">Visual HLSL (High Level Shader Language) scripting.</text:p>
        </text:list-item>
        <text:list-item>
          <text:p text:style-name="P12">Similar functionality to the blueprint graph editor.</text:p>
        </text:list-item>
        <text:list-item>
          <text:p text:style-name="P12">Live Mode:</text:p>
          <text:list>
            <text:list-item>
              <text:p text:style-name="P12">Live Nodes: only nodes are updated</text:p>
            </text:list-item>
            <text:list-item>
              <text:p text:style-name="P12">Live Update: shader is recompiled each time (can be time consuming)</text:p>
            </text:list-item>
          </text:list>
        </text:list-item>
      </text:list>
      <text:p text:style-name="P7">Material Expression Network</text:p>
      <text:list xml:id="list72432572717586" text:continue-numbering="true" text:style-name="L2">
        <text:list-item>
          <text:p text:style-name="P15">Material Expressions are snippets of HLSL that are combined <text:span text:style-name="T15">to form a network</text:span> to create complex surface shader<text:span text:style-name="T15">s</text:span>.</text:p>
        </text:list-item>
        <text:list-item>
          <text:p text:style-name="P16">Material Expression outputs are fed into a Material node which combines them to into a renderable Material.</text:p>
        </text:list-item>
        <text:list-item>
          <text:p text:style-name="P17">Material Expression reference:</text:p>
        </text:list-item>
      </text:list>
      <text:p text:style-name="P1"><text:a xlink:type="simple" xlink:href="https://docs.unrealengine.com/latest/INT/Engine/Rendering/Materials/ExpressionReference/index.html" text:style-name="Internet_20_link" text:visited-style-name="Visited_20_Internet_20_Link">https://docs.unrealengine.com/latest/INT/Engine/Rendering/Materials/ExpressionReference/index.html</text:a></text:p>
      <text:list xml:id="list4546867498476540652" text:style-name="L3">
        <text:list-item>
          <text:p text:style-name="P18">Colors:</text:p>
          <text:list>
            <text:list-item>
              <text:p text:style-name="P18">RGBA</text:p>
            </text:list-item>
            <text:list-item>
              <text:p text:style-name="P18">Floating point (0.0 – 1.0)</text:p>
            </text:list-item>
            <text:list-item>
              <text:p text:style-name="P18">Overdrive </text:p>
              <text:list>
                <text:list-item>
                  <text:p text:style-name="P18">Emissive &gt;1.0 will increase brigtness.</text:p>
                </text:list-item>
              </text:list>
            </text:list-item>
          </text:list>
        </text:list-item>
        <text:list-item>
          <text:p text:style-name="P18">Textures:</text:p>
          <text:list>
            <text:list-item>
              <text:p text:style-name="P18">Images that provide pixel based data.</text:p>
            </text:list-item>
            <text:list-item>
              <text:p text:style-name="P18">Materials may use many textures as components.</text:p>
            </text:list-item>
            <text:list-item>
              <text:p text:style-name="P18">Texture import:</text:p>
              <text:list>
                <text:list-item>
                  <text:p text:style-name="P18">Content Browser &gt; Import &gt; Select texture file</text:p>
                </text:list-item>
                <text:list-item>
                  <text:p text:style-name="P18">Supported formats:</text:p>
                  <text:list>
                    <text:list-item>
                      <text:p text:style-name="P18">.bmp</text:p>
                    </text:list-item>
                    <text:list-item>
                      <text:p text:style-name="P18">.float</text:p>
                    </text:list-item>
                    <text:list-item>
                      <text:p text:style-name="P18">.pcx</text:p>
                    </text:list-item>
                    <text:list-item>
                      <text:p text:style-name="P18">.png</text:p>
                    </text:list-item>
                    <text:list-item>
                      <text:p text:style-name="P18">.psd</text:p>
                    </text:list-item>
                    <text:list-item>
                      <text:p text:style-name="P18">.tga</text:p>
                    </text:list-item>
                    <text:list-item>
                      <text:p text:style-name="P18">.jpg</text:p>
                    </text:list-item>
                    <text:list-item>
                      <text:p text:style-name="P18">.exr</text:p>
                    </text:list-item>
                    <text:list-item>
                      <text:p text:style-name="P18">.dds (cubemap)</text:p>
                    </text:list-item>
                    <text:list-item>
                      <text:p text:style-name="P18">.hdr (cubemap)</text:p>
                    </text:list-item>
                  </text:list>
                </text:list-item>
              </text:list>
            </text:list-item>
            <text:list-item>
              <text:p text:style-name="P19"><text:soft-page-break/>Texture Sample Node</text:p>
            </text:list-item>
          </text:list>
        </text:list-item>
      </text:list>
      <text:p text:style-name="Heading"><text:tab/>Properties</text:p>
      <text:p text:style-name="P2"><text:a xlink:type="simple" xlink:href="https://docs.unrealengine.com/latest/INT/Engine/Rendering/Materials/MaterialProperties/index.html" text:style-name="Internet_20_link" text:visited-style-name="Visited_20_Internet_20_Link">https://docs.unrealengine.com/latest/INT/Engine/Rendering/Materials/MaterialProperties/index.html</text:a></text:p>
      <text:list xml:id="list72432337732783" text:continue-numbering="true" text:style-name="L3">
        <text:list-item>
          <text:list>
            <text:list-item>
              <text:p text:style-name="P20">Define how Materials behave.</text:p>
            </text:list-item>
            <text:list-item>
              <text:p text:style-name="P20">Select Main Material Node in Material Editor.</text:p>
            </text:list-item>
            <text:list-item>
              <text:p text:style-name="P20">Physical Material:</text:p>
              <text:list>
                <text:list-item>
                  <text:p text:style-name="P21">Physical Material asset associated with the material.</text:p>
                </text:list-item>
                <text:list-item>
                  <text:p text:style-name="P20">Definition of its physical properties; Friction, bounce etc.</text:p>
                </text:list-item>
                <text:list-item>
                  <text:p text:style-name="P21">Has no visual effect on the material.</text:p>
                </text:list-item>
              </text:list>
            </text:list-item>
            <text:list-item>
              <text:p text:style-name="P21">Material:</text:p>
              <text:list>
                <text:list-item>
                  <text:p text:style-name="P21">Material Domain:</text:p>
                  <text:list>
                    <text:list-item>
                      <text:p text:style-name="P21">How the material will be used.</text:p>
                    </text:list-item>
                  </text:list>
                </text:list-item>
                <text:list-item>
                  <text:p text:style-name="P21">Blend Mode:</text:p>
                  <text:list>
                    <text:list-item>
                      <text:p text:style-name="P21">How the material will blend over things in the background.</text:p>
                    </text:list-item>
                    <text:list-item>
                      <text:p text:style-name="P21">BLEND_Opaque</text:p>
                      <text:list>
                        <text:list-item>
                          <text:p text:style-name="P21">Will occlude background</text:p>
                        </text:list-item>
                        <text:list-item>
                          <text:p text:style-name="P21">Compatible with dynamic lighting</text:p>
                        </text:list-item>
                      </text:list>
                    </text:list-item>
                    <text:list-item>
                      <text:p text:style-name="P21">BLEND_Masked</text:p>
                      <text:list>
                        <text:list-item>
                          <text:p text:style-name="P21">Will be fully opaque if opacity is greater than the <text:span text:style-name="T2">OpacityMaskClipValue</text:span>, otherwise it will be fully transparent.</text:p>
                        </text:list-item>
                        <text:list-item>
                          <text:p text:style-name="P21">Compatible with dynamic lighting.</text:p>
                        </text:list-item>
                      </text:list>
                    </text:list-item>
                    <text:list-item>
                      <text:p text:style-name="P22">BLEND_Translucent</text:p>
                      <text:list>
                        <text:list-item>
                          <text:p text:style-name="P22">Variable Opacity</text:p>
                        </text:list-item>
                        <text:list-item>
                          <text:p text:style-name="P22">Not compatible with dynamic lighting.</text:p>
                        </text:list-item>
                      </text:list>
                    </text:list-item>
                    <text:list-item>
                      <text:p text:style-name="P22">BLEND_Additive</text:p>
                      <text:list>
                        <text:list-item>
                          <text:p text:style-name="P22">Adds to background.</text:p>
                        </text:list-item>
                        <text:list-item>
                          <text:p text:style-name="P22">Not compatible with dynamic lighting.</text:p>
                        </text:list-item>
                      </text:list>
                    </text:list-item>
                    <text:list-item>
                      <text:p text:style-name="P22">BLEND_Modulate</text:p>
                      <text:list>
                        <text:list-item>
                          <text:p text:style-name="P22">Multiplicative to background.</text:p>
                        </text:list-item>
                        <text:list-item>
                          <text:p text:style-name="P22">Not compatible with dynamic lighting or fog.</text:p>
                        </text:list-item>
                      </text:list>
                    </text:list-item>
                  </text:list>
                </text:list-item>
                <text:list-item>
                  <text:p text:style-name="P22">Shading Model</text:p>
                  <text:list>
                    <text:list-item>
                      <text:p text:style-name="P22">Determines how inputs are combined <text:s/>to make final surface.</text:p>
                      <text:list>
                        <text:list-item>
                          <text:p text:style-name="P22">Default Lit</text:p>
                          <text:list>
                            <text:list-item>
                              <text:p text:style-name="P22">Default model.</text:p>
                            </text:list-item>
                          </text:list>
                        </text:list-item>
                        <text:list-item>
                          <text:p text:style-name="P22">Unlit</text:p>
                          <text:list>
                            <text:list-item>
                              <text:p text:style-name="P22">No response to light.</text:p>
                            </text:list-item>
                            <text:list-item>
                              <text:p text:style-name="P22">Emissive and opacity only.</text:p>
                            </text:list-item>
                          </text:list>
                        </text:list-item>
                        <text:list-item>
                          <text:p text:style-name="P22">Subsurface</text:p>
                          <text:list>
                            <text:list-item>
                              <text:p text:style-name="P22">Subsurface scattering materials.</text:p>
                            </text:list-item>
                            <text:list-item>
                              <text:p text:style-name="P22">Ice, wax, etc.</text:p>
                            </text:list-item>
                            <text:list-item>
                              <text:p text:style-name="P22">Activates Subsurface Color input.</text:p>
                            </text:list-item>
                          </text:list>
                        </text:list-item>
                        <text:list-item>
                          <text:p text:style-name="P22">Preintegrated Skin</text:p>
                          <text:list>
                            <text:list-item>
                              <text:p text:style-name="P22">Material for humas skin.</text:p>
                            </text:list-item>
                            <text:list-item>
                              <text:p text:style-name="P22">Activates Subsurface Color input.</text:p>
                            </text:list-item>
                          </text:list>
                        </text:list-item>
                        <text:list-item>
                          <text:p text:style-name="P22"><text:soft-page-break/>Clear Coat</text:p>
                          <text:list>
                            <text:list-item>
                              <text:p text:style-name="P22">Translucent coating.</text:p>
                            </text:list-item>
                            <text:list-item>
                              <text:p text:style-name="P23">Car paint, lacquer, etc.</text:p>
                            </text:list-item>
                            <text:list-item>
                              <text:p text:style-name="P23">Activates Clear Coat and Clear Coat Roughness inputs.</text:p>
                            </text:list-item>
                          </text:list>
                        </text:list-item>
                        <text:list-item>
                          <text:p text:style-name="P24">Subsurface Profile</text:p>
                          <text:list>
                            <text:list-item>
                              <text:p text:style-name="P24">Advanced subsurface scattering shader.</text:p>
                            </text:list-item>
                            <text:list-item>
                              <text:p text:style-name="P25">Skin, ice, wax, etc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Opacity Clip Mask Value</text:p>
                      <text:list>
                        <text:list-item>
                          <text:p text:style-name="P24">Sets threshold for opacity clip <text:span text:style-name="T16">in masked blend mode.</text:span></text:p>
                        </text:list-item>
                      </text:list>
                    </text:list-item>
                    <text:list-item>
                      <text:p text:style-name="P24">Two Sided</text:p>
                      <text:list>
                        <text:list-item>
                          <text:p text:style-name="P24">Calculates lighting for both mesh faces.</text:p>
                        </text:list-item>
                      </text:list>
                    </text:list-item>
                    <text:list-item>
                      <text:p text:style-name="P26">Tangent Space Normal</text:p>
                      <text:list>
                        <text:list-item>
                          <text:p text:style-name="P26">Calculate normals from object surface rather than world space.</text:p>
                        </text:list-item>
                      </text:list>
                    </text:list-item>
                    <text:list-item>
                      <text:p text:style-name="P26">Use Material Attributes</text:p>
                      <text:list>
                        <text:list-item>
                          <text:p text:style-name="P26">Condenses Main Material Node to one input.</text:p>
                        </text:list-item>
                        <text:list-item>
                          <text:p text:style-name="P26">Good for layered materials.</text:p>
                        </text:list-item>
                      </text:list>
                    </text:list-item>
                    <text:list-item>
                      <text:p text:style-name="P26">Num Customized Uvs</text:p>
                      <text:list>
                        <text:list-item>
                          <text:p text:style-name="P26">Number of UV inputs to display.</text:p>
                        </text:list-item>
                        <text:list-item>
                          <text:p text:style-name="P27">Used for interacting with the vertex shader.</text:p>
                        </text:list-item>
                      </text:list>
                    </text:list-item>
                    <text:list-item>
                      <text:p text:style-name="P26">Generate Spherical Particle Normals</text:p>
                      <text:list>
                        <text:list-item>
                          <text:p text:style-name="P26"><text:span text:style-name="T18">S</text:span>urface normals remain spherical as you rotate the camera.</text:p>
                        </text:list-item>
                        <text:list-item>
                          <text:p text:style-name="P26"><text:span text:style-name="T18">U</text:span>seful for volumetric particle systems.</text:p>
                        </text:list-item>
                      </text:list>
                    </text:list-item>
                    <text:list-item>
                      <text:p text:style-name="P28">Emissive (Dynamic Area Light)</text:p>
                      <text:list>
                        <text:list-item>
                          <text:p text:style-name="P28">Materials emissive color is injected into the Light Propagation Volume.</text:p>
                        </text:list-item>
                      </text:list>
                    </text:list-item>
                    <text:list-item>
                      <text:p text:style-name="P29">Wire Frame</text:p>
                      <text:list>
                        <text:list-item>
                          <text:p text:style-name="P29">Enables a wire frame view of the applied mesh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Translucency</text:p>
              <text:list>
                <text:list-item>
                  <text:p text:style-name="P29">Defines translucency behavior.</text:p>
                </text:list-item>
              </text:list>
            </text:list-item>
            <text:list-item>
              <text:p text:style-name="P29">Translucency Self Shadowing</text:p>
              <text:list>
                <text:list-item>
                  <text:p text:style-name="P29">Provides a way to get volumetrically lit translucent objects. <text:span text:style-name="T3">Smoke, steam, etc.</text:span></text:p>
                </text:list-item>
                <text:list-item>
                  <text:p text:style-name="P29">Broken into Self Shadow Density and Second Self Shadow Density <text:span text:style-name="T3">to allow for variation in throughout the self shadow.</text:span></text:p>
                </text:list-item>
              </text:list>
            </text:list-item>
            <text:list-item>
              <text:p text:style-name="P30">Usage</text:p>
              <text:list>
                <text:list-item>
                  <text:p text:style-name="P30">Used to control the types of objects on which the material can be used</text:p>
                </text:list-item>
                <text:list-item>
                  <text:p text:style-name="P30">Allows the engine to compile special versions of the material for each application</text:p>
                </text:list-item>
                <text:list-item>
                  <text:p text:style-name="P30">Only valid for Surface Material Domain</text:p>
                </text:list-item>
              </text:list>
            </text:list-item>
            <text:list-item>
              <text:p text:style-name="P30">Mobile</text:p>
              <text:list>
                <text:list-item>
                  <text:p text:style-name="P30">Settings for mobile optimization.</text:p>
                </text:list-item>
              </text:list>
            </text:list-item>
            <text:list-item>
              <text:p text:style-name="P30">Tessellation</text:p>
              <text:list>
                <text:list-item>
                  <text:p text:style-name="P30">Runtime mesh tessellation settings.</text:p>
                </text:list-item>
                <text:list-item>
                  <text:p text:style-name="P30">Allows you to add more physical detail to meshes at runtime at the cost of performance.</text:p>
                </text:list-item>
              </text:list>
            </text:list-item>
            <text:list-item>
              <text:p text:style-name="P31">Post Process Material</text:p>
              <text:list>
                <text:list-item>
                  <text:p text:style-name="P31">Properties for Post Process Materials.</text:p>
                </text:list-item>
              </text:list>
            </text:list-item>
            <text:list-item>
              <text:p text:style-name="P32">Lightmass</text:p>
              <text:list>
                <text:list-item>
                  <text:p text:style-name="P32">Effect of transluce on static lighting.</text:p>
                </text:list-item>
              </text:list>
            </text:list-item>
            <text:list-item>
              <text:p text:style-name="P31"><text:soft-page-break/>Material Interface</text:p>
              <text:list>
                <text:list-item>
                  <text:p text:style-name="P31">Allows you to set a custom mesh in the preview pane.</text:p>
                </text:list-item>
              </text:list>
            </text:list-item>
            <text:list-item>
              <text:p text:style-name="P31">Thumbnail</text:p>
              <text:list>
                <text:list-item>
                  <text:p text:style-name="P31">Properties of the thumbnail preview.</text:p>
                </text:list-item>
              </text:list>
            </text:list-item>
          </text:list>
          <text:p text:style-name="P73">Inputs</text:p>
        </text:list-item>
      </text:list>
      <text:p text:style-name="P3"><text:a xlink:type="simple" xlink:href="https://docs.unrealengine.com/latest/INT/Engine/Rendering/Materials/MaterialInputs/index.html" text:style-name="Internet_20_link" text:visited-style-name="Visited_20_Internet_20_Link">https://docs.unrealengine.com/latest/INT/Engine/Rendering/Materials/MaterialInputs/index.html</text:a></text:p>
      <text:list xml:id="list72434181171655" text:continue-numbering="true" text:style-name="L3">
        <text:list-item>
          <text:list>
            <text:list-item>
              <text:p text:style-name="P33">Feed values into the material to define the physical surface.</text:p>
            </text:list-item>
            <text:list-item>
              <text:p text:style-name="P33">Some inputs are automatic<text:span text:style-name="T4">ally</text:span> disabled based on:</text:p>
              <text:list>
                <text:list-item>
                  <text:p text:style-name="P33">Material Domain</text:p>
                </text:list-item>
                <text:list-item>
                  <text:p text:style-name="P33">Shading Model</text:p>
                </text:list-item>
                <text:list-item>
                  <text:p text:style-name="P33">Blend Mode</text:p>
                </text:list-item>
              </text:list>
            </text:list-item>
            <text:list-item>
              <text:p text:style-name="P34">Base Color</text:p>
              <text:list>
                <text:list-item>
                  <text:p text:style-name="P34">Defines overall color.</text:p>
                </text:list-item>
                <text:list-item>
                  <text:p text:style-name="P34">Vector3 (RGB)</text:p>
                </text:list-item>
              </text:list>
            </text:list-item>
            <text:list-item>
              <text:p text:style-name="P34">Metallic</text:p>
              <text:list>
                <text:list-item>
                  <text:p text:style-name="P34">How metal like the surface is.</text:p>
                </text:list-item>
                <text:list-item>
                  <text:p text:style-name="P35">Non-metals = 0.0 <text:span text:style-name="T5">(black)</text:span></text:p>
                </text:list-item>
                <text:list-item>
                  <text:p text:style-name="P35">Metals = 1.0 <text:span text:style-name="T5">(white)</text:span></text:p>
                </text:list-item>
              </text:list>
            </text:list-item>
            <text:list-item>
              <text:p text:style-name="P34">Specular</text:p>
              <text:list>
                <text:list-item>
                  <text:p text:style-name="P34">scales the specularity of non-metallic surfaces.</text:p>
                </text:list-item>
                <text:list-item>
                  <text:p text:style-name="P34">no effect on metals</text:p>
                </text:list-item>
                <text:list-item>
                  <text:p text:style-name="P35"><text:span text:style-name="T5">No Specular = </text:span>0.0 <text:span text:style-name="T5">(black)</text:span></text:p>
                </text:list-item>
                <text:list-item>
                  <text:p text:style-name="P35"><text:span text:style-name="T5">High Specular =</text:span> 1.0 <text:span text:style-name="T5">(white)</text:span></text:p>
                </text:list-item>
              </text:list>
            </text:list-item>
            <text:list-item>
              <text:p text:style-name="P36">Roughness</text:p>
              <text:list>
                <text:list-item>
                  <text:p text:style-name="P36">Controls how rough a material appears.</text:p>
                </text:list-item>
                <text:list-item>
                  <text:p text:style-name="P36">Rough material will scatter more light.</text:p>
                </text:list-item>
                <text:list-item>
                  <text:p text:style-name="P36">Smooth (mirror) = 0.0 (black)</text:p>
                </text:list-item>
                <text:list-item>
                  <text:p text:style-name="P36">Rough (matte) = 1.0 (white)</text:p>
                </text:list-item>
              </text:list>
            </text:list-item>
            <text:list-item>
              <text:p text:style-name="P36">Emissive Color</text:p>
              <text:list>
                <text:list-item>
                  <text:p text:style-name="P36">Controls emissive areas and intensity.</text:p>
                </text:list-item>
                <text:list-item>
                  <text:p text:style-name="P37">Vector3 (RGB)</text:p>
                </text:list-item>
                <text:list-item>
                  <text:p text:style-name="P37">No Emission = 0.0 (black)</text:p>
                </text:list-item>
                <text:list-item>
                  <text:p text:style-name="P37">Full Emission = 1.0 (white)</text:p>
                </text:list-item>
                <text:list-item>
                  <text:p text:style-name="P36">Can be overdriven if HDR lighting is supported.</text:p>
                </text:list-item>
              </text:list>
            </text:list-item>
            <text:list-item>
              <text:p text:style-name="P36">Opacity</text:p>
              <text:list>
                <text:list-item>
                  <text:p text:style-name="P38">Translucent Blend Mode.</text:p>
                </text:list-item>
                <text:list-item>
                  <text:p text:style-name="P38">Transparent = 0.0 (black)</text:p>
                </text:list-item>
                <text:list-item>
                  <text:p text:style-name="P38">Opaque = 1.0 (white)</text:p>
                </text:list-item>
              </text:list>
            </text:list-item>
            <text:list-item>
              <text:p text:style-name="P38">Opacity mask</text:p>
              <text:list>
                <text:list-item>
                  <text:p text:style-name="P39">Masked Blend Mode.</text:p>
                </text:list-item>
                <text:list-item>
                  <text:p text:style-name="P39">Hard cutoff at clip value.</text:p>
                </text:list-item>
                <text:list-item>
                  <text:p text:style-name="P39">Transparent &lt; OpacityMaskClipValue</text:p>
                </text:list-item>
                <text:list-item>
                  <text:p text:style-name="P39">Opaque &gt; OpacityMaskClipValue</text:p>
                </text:list-item>
              </text:list>
            </text:list-item>
            <text:list-item>
              <text:p text:style-name="P39">Normal</text:p>
              <text:list>
                <text:list-item>
                  <text:p text:style-name="P39"><text:soft-page-break/>Takes a normal map.</text:p>
                </text:list-item>
                <text:list-item>
                  <text:p text:style-name="P40">perturbates the normal of the pixel.</text:p>
                </text:list-item>
              </text:list>
            </text:list-item>
            <text:list-item>
              <text:p text:style-name="P41">World position offset</text:p>
              <text:list>
                <text:list-item>
                  <text:p text:style-name="P41">Allows mesh vertices to be manipulated in world space by the material.</text:p>
                </text:list-item>
                <text:list-item>
                  <text:p text:style-name="P41">Useful for making objects and surfaces move, change shape, ambient animation etc.</text:p>
                </text:list-item>
                <text:list-item>
                  <text:p text:style-name="P42">Renderer uses original bounds.</text:p>
                </text:list-item>
              </text:list>
            </text:list-item>
            <text:list-item>
              <text:p text:style-name="P41">World Displacement</text:p>
              <text:list>
                <text:list-item>
                  <text:p text:style-name="P41">Similar to world position offset.</text:p>
                </text:list-item>
                <text:list-item>
                  <text:p text:style-name="P41">uses tesselation <text:span text:style-name="T6">vertices rather than the base mesh vertices.</text:span></text:p>
                </text:list-item>
                <text:list-item>
                  <text:p text:style-name="P42">Material must have tesselation enabled.</text:p>
                </text:list-item>
              </text:list>
            </text:list-item>
            <text:list-item>
              <text:p text:style-name="P43">Tesselation Multiplier</text:p>
              <text:list>
                <text:list-item>
                  <text:p text:style-name="P43">Controls amount of tesselation.</text:p>
                </text:list-item>
              </text:list>
            </text:list-item>
            <text:list-item>
              <text:p text:style-name="P43">Subsurface Color</text:p>
              <text:list>
                <text:list-item>
                  <text:p text:style-name="P43"><text:span text:style-name="T18">S</text:span>imulates shifts in color of light as it passes through the surface.</text:p>
                </text:list-item>
                <text:list-item>
                  <text:p text:style-name="P43"><text:span text:style-name="T18">M</text:span>ust have Subsurface Shading Model.</text:p>
                </text:list-item>
              </text:list>
            </text:list-item>
            <text:list-item>
              <text:p text:style-name="P43">Ambient Occlusion</text:p>
              <text:list>
                <text:list-item>
                  <text:p text:style-name="P43"><text:span text:style-name="T18">S</text:span>imulates self-shadowing.</text:p>
                </text:list-item>
                <text:list-item>
                  <text:p text:style-name="P43">AO Map</text:p>
                </text:list-item>
              </text:list>
            </text:list-item>
            <text:list-item>
              <text:p text:style-name="P43">Refraction</text:p>
              <text:list>
                <text:list-item>
                  <text:p text:style-name="P43"><text:span text:style-name="T18">S</text:span>imulates refraction index.</text:p>
                </text:list-item>
              </text:list>
            </text:list-item>
            <text:list-item>
              <text:p text:style-name="P43">Clear Coat</text:p>
              <text:list>
                <text:list-item>
                  <text:p text:style-name="P43">Requires clear coat shader models.</text:p>
                </text:list-item>
                <text:list-item>
                  <text:p text:style-name="P43">Amount of clear layer</text:p>
                </text:list-item>
                <text:list-item>
                  <text:p text:style-name="P43">No CC Layer = 0.0 (black)</text:p>
                </text:list-item>
                <text:list-item>
                  <text:p text:style-name="P43">Full CC Layer = 1.0 (white)</text:p>
                </text:list-item>
              </text:list>
            </text:list-item>
            <text:list-item>
              <text:p text:style-name="P43">Clear Coat Roughness</text:p>
              <text:list>
                <text:list-item>
                  <text:p text:style-name="P44">Roughness of the clear coat.</text:p>
                </text:list-item>
              </text:list>
            </text:list-item>
          </text:list>
        </text:list-item>
      </text:list>
      <text:p text:style-name="P6">Material <text:span text:style-name="T10">Instances</text:span></text:p>
      <text:p text:style-name="P8"><text:a xlink:type="simple" xlink:href="https://docs.unrealengine.com/latest/INT/Engine/Rendering/Materials/MaterialInstances/index.html" text:style-name="Internet_20_link" text:visited-style-name="Visited_20_Internet_20_Link">https://docs.unrealengine.com/latest/INT/Engine/Rendering/Materials/MaterialInstances/index.html</text:a></text:p>
      <text:list xml:id="list8531399049889131603" text:style-name="L4">
        <text:list-item>
          <text:p text:style-name="P45">Can be changed without recompilation <text:span text:style-name="T9">or at runtime.</text:span></text:p>
        </text:list-item>
        <text:list-item>
          <text:p text:style-name="P46">Material Parameter<text:span text:style-name="T9">s:</text:span></text:p>
          <text:list>
            <text:list-item>
              <text:p text:style-name="P13">Parameters can be exposed to <text:span text:style-name="T9">Material Instance Editor, Blueprints and code.</text:span></text:p>
            </text:list-item>
            <text:list-item>
              <text:p text:style-name="P46">Designate properties as editable <text:span text:style-name="T7">through parameters:</text:span></text:p>
              <text:list>
                <text:list-item>
                  <text:p text:style-name="P14">Right Click <text:span text:style-name="T8">on Node</text:span>&gt; Convert to Parameter</text:p>
                </text:list-item>
                <text:list-item>
                  <text:p text:style-name="P47">Search in Pallet &gt; Drag into Graph</text:p>
                </text:list-item>
                <text:list-item>
                  <text:p text:style-name="P48">Right Click on Graph &gt; Search in Context Menu</text:p>
                </text:list-item>
              </text:list>
            </text:list-item>
            <text:list-item>
              <text:p text:style-name="P49">Material Instance Constant:</text:p>
              <text:list>
                <text:list-item>
                  <text:p text:style-name="P49">Instanced Material which only calculates once prior to runtime.</text:p>
                </text:list-item>
                <text:list-item>
                  <text:p text:style-name="P50">Same runtime performance as regular materials.</text:p>
                </text:list-item>
                <text:list-item>
                  <text:p text:style-name="P50">Allows for variation of a base material.</text:p>
                </text:list-item>
                <text:list-item>
                  <text:p text:style-name="P50">Right Click on a Material &gt; Create Material Instance</text:p>
                </text:list-item>
                <text:list-item>
                  <text:p text:style-name="P50">Material Instance Editor:</text:p>
                  <text:list>
                    <text:list-item>
                      <text:list>
                        <text:list-item>
                          <text:p text:style-name="P51">Double Click on a Material Instance.</text:p>
                        </text:list-item>
                        <text:list-item>
                          <text:p text:style-name="P51"><text:soft-page-break/>Allows you to edit the parameters of the Material Instance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Material Dynamic Instance:</text:p>
              <text:list>
                <text:list-item>
                  <text:p text:style-name="P51">Instanced Material which can <text:span text:style-name="T11">re</text:span>calculate<text:span text:style-name="T11">d</text:span> <text:span text:style-name="T11">during</text:span> runtime.</text:p>
                </text:list-item>
                <text:list-item>
                  <text:p text:style-name="P52">Parameters can be altered at runtime by Blueprints and C++ code:</text:p>
                  <text:list>
                    <text:list-item>
                      <text:p text:style-name="P53">Create Dynamic Material Instance from a Material reference.</text:p>
                    </text:list-item>
                    <text:list-item>
                      <text:p text:style-name="P53">Feed <text:span text:style-name="T12">output </text:span>into Set Parameter nodes.</text:p>
                    </text:list-item>
                    <text:list-item>
                      <text:p text:style-name="P54">Feed output into <text:span text:style-name="T13">mesh’s </text:span>Set Material node.</text:p>
                    </text:list-item>
                  </text:list>
                </text:list-item>
              </text:list>
            </text:list-item>
            <text:list-item>
              <text:p text:style-name="P55">Parameter Groups</text:p>
              <text:list>
                <text:list-item>
                  <text:p text:style-name="P55">Allow for organization in the Material Instance Editor.</text:p>
                </text:list-item>
                <text:list-item>
                  <text:p text:style-name="P55">Select Parameter Node &gt; Properties &gt; Assign to Group</text:p>
                </text:list-item>
              </text:list>
            </text:list-item>
            <text:list-item>
              <text:p text:style-name="P55">Parameter Types:</text:p>
              <text:list>
                <text:list-item>
                  <text:p text:style-name="P55">Scalar Parameter</text:p>
                  <text:list>
                    <text:list-item>
                      <text:list>
                        <text:list-item>
                          <text:p text:style-name="P56">Float value</text:p>
                        </text:list-item>
                      </text:list>
                    </text:list-item>
                  </text:list>
                </text:list-item>
                <text:list-item>
                  <text:p text:style-name="P56">Vector Parameter</text:p>
                  <text:list>
                    <text:list-item>
                      <text:list>
                        <text:list-item>
                          <text:p text:style-name="P56">4 Channel vector </text:p>
                        </text:list-item>
                        <text:list-item>
                          <text:p text:style-name="P56">RGBA, position, etc.</text:p>
                        </text:list-item>
                      </text:list>
                    </text:list-item>
                  </text:list>
                </text:list-item>
                <text:list-item>
                  <text:p text:style-name="P56">Texture Parameter</text:p>
                  <text:list>
                    <text:list-item>
                      <text:list>
                        <text:list-item>
                          <text:p text:style-name="P56">Several textures parameters for different types of texture data.</text:p>
                        </text:list-item>
                      </text:list>
                    </text:list-item>
                  </text:list>
                </text:list-item>
                <text:list-item>
                  <text:p text:style-name="P56">Static Parameter</text:p>
                  <text:list>
                    <text:list-item>
                      <text:list>
                        <text:list-item>
                          <text:p text:style-name="P56">Only applied at compile time.</text:p>
                        </text:list-item>
                        <text:list-item>
                          <text:p text:style-name="P56">Only editable through Material Instance Editor.</text:p>
                        </text:list-item>
                        <text:list-item>
                          <text:p text:style-name="P57">Produce more optimal code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Material Parameter Collections</text:p>
              <text:list>
                <text:list-item>
                  <text:p text:style-name="P71">Allow for sets of shared parameters between Material Instances.</text:p>
                </text:list-item>
                <text:list-item>
                  <text:p text:style-name="P71">Tool for using global data in many Materials at once.</text:p>
                </text:list-item>
                <text:list-item>
                  <text:p text:style-name="P71">Useful for level wide effects: Snow amount, wetness, wind strength/direction, etc.</text:p>
                </text:list-item>
                <text:list-item>
                  <text:p text:style-name="P71">Content Browser Right Click &gt; Materials &amp; Textures &gt; Material Parameter Collection</text:p>
                </text:list-item>
                <text:list-item>
                  <text:p text:style-name="P71">Double click on Material Parameter Collection asset to open editor.</text:p>
                </text:list-item>
                <text:list-item>
                  <text:p text:style-name="P71">Can add arbitrary # of scalar or vector parameters.</text:p>
                </text:list-item>
                <text:list-item>
                  <text:p text:style-name="P72">Materials can reference up to two Material Parameter Collections. </text:p>
                </text:list-item>
                <text:list-item>
                  <text:p text:style-name="P72">Typical setup is one Material Parameter Collection for game-wide values, and another for level-specific effects.</text:p>
                </text:list-item>
                <text:list-item>
                  <text:p text:style-name="P71">To use, drag a Material Parameter Collection into Material Graph <text:span text:style-name="T17">and connect to the Material Expression Network</text:span>.</text:p>
                </text:list-item>
                <text:list-item>
                  <text:p text:style-name="P72">Use a Set Scalar/Vector Parameter node to control with blueprints.</text:p>
                </text:list-item>
              </text:list>
            </text:list-item>
          </text:list>
        </text:list-item>
      </text:list>
      <text:p text:style-name="Heading">Material Functions</text:p>
      <text:p text:style-name="P4"><text:a xlink:type="simple" xlink:href="https://docs.unrealengine.com/latest/INT/Engine/Rendering/Materials/Functions/index.html" text:style-name="Internet_20_link" text:visited-style-name="Visited_20_Internet_20_Link">https://docs.unrealengine.com/latest/INT/Engine/Rendering/Materials/Functions/index.html</text:a></text:p>
      <text:list xml:id="list1108291296589266586" text:style-name="L5">
        <text:list-item>
          <text:list>
            <text:list-item>
              <text:p text:style-name="P59">Self contained Material Expression graphs.</text:p>
            </text:list-item>
            <text:list-item>
              <text:p text:style-name="P60">Content Browser &gt; Add New &gt; Materials &amp; Textures &gt; Material Function</text:p>
            </text:list-item>
            <text:list-item>
              <text:p text:style-name="P60">Output Node</text:p>
            </text:list-item>
            <text:list-item>
              <text:p text:style-name="P60">Input Node</text:p>
            </text:list-item>
            <text:list-item>
              <text:p text:style-name="P60">Publish to Library:</text:p>
              <text:list>
                <text:list-item>
                  <text:p text:style-name="P60">Deselect all Nodes &gt; Details &gt; Expose to Library</text:p>
                </text:list-item>
              </text:list>
            </text:list-item>
            <text:list-item>
              <text:p text:style-name="P60">MakeMaterialAttributes</text:p>
              <text:list>
                <text:list-item>
                  <text:p text:style-name="P60"><text:soft-page-break/>Outputs a complete material.</text:p>
                </text:list-item>
                <text:list-item>
                  <text:p text:style-name="P60">Feed into Output Result Node.</text:p>
                </text:list-item>
              </text:list>
            </text:list-item>
            <text:list-item>
              <text:p text:style-name="P63">BreakMaterialAttributes</text:p>
            </text:list-item>
          </text:list>
        </text:list-item>
      </text:list>
      <text:p text:style-name="P6">Layered Materials</text:p>
      <text:p text:style-name="P9"><text:a xlink:type="simple" xlink:href="https://docs.unrealengine.com/latest/INT/Engine/Rendering/Materials/LayeredMaterials/index.html" text:style-name="Internet_20_link" text:visited-style-name="Visited_20_Internet_20_Link">https://docs.unrealengine.com/latest/INT/Engine/Rendering/Materials/LayeredMaterials/index.html</text:a></text:p>
      <text:list xml:id="list72432666383029" text:continue-numbering="true" text:style-name="L5">
        <text:list-item>
          <text:p text:style-name="P64">A single material which has a series of sub-materials (layers) that can be placed across a surface using per-pixel operations, such as masks.</text:p>
        </text:list-item>
        <text:list-item>
          <text:p text:style-name="P64">Perfect for handling complex blending between unique surface types.</text:p>
        </text:list-item>
        <text:list-item>
          <text:p text:style-name="P65">Performance Intensive.</text:p>
        </text:list-item>
        <text:list-item>
          <text:p text:style-name="P67">Use Material Functions</text:p>
        </text:list-item>
        <text:list-item>
          <text:p text:style-name="P61">Create Material Layer:</text:p>
        </text:list-item>
      </text:list>
      <text:list xml:id="list3017101880012680514" text:style-name="L6">
        <text:list-item>
          <text:list>
            <text:list-item>
              <text:p text:style-name="P62">Create <text:span text:style-name="T14">a new M</text:span>aterial and <text:span text:style-name="T14">tweak to perfection.</text:span></text:p>
            </text:list-item>
            <text:list-item>
              <text:p text:style-name="P68">Create a new Material Function from Content Browser.</text:p>
            </text:list-item>
            <text:list-item>
              <text:p text:style-name="P68">Copy all the nodes from the Material and paste in Material Function.</text:p>
            </text:list-item>
            <text:list-item>
              <text:p text:style-name="P68">Connect network to a MakeMaterialAttributes node.</text:p>
            </text:list-item>
            <text:list-item>
              <text:p text:style-name="P68">Save the Function.</text:p>
            </text:list-item>
            <text:list-item>
              <text:p text:style-name="P68">Drag the Material Function into the Material Editor.</text:p>
            </text:list-item>
            <text:list-item>
              <text:p text:style-name="P68">Blend multiple layers using Material Layer Blend Functions.</text:p>
            </text:list-item>
          </text:list>
        </text:list-item>
      </text:list>
      <text:list xml:id="list72433301807567" text:continue-list="list72432666383029" text:style-name="L5">
        <text:list-item>
          <text:p text:style-name="P69">Material Layer Blend Functions</text:p>
          <text:list>
            <text:list-item>
              <text:p text:style-name="P69">Pallet &gt; MaterialLayerBlend &gt; Choose Blend Type &gt; Drag onto Graph</text:p>
            </text:list-item>
            <text:list-item>
              <text:p text:style-name="P69">Allow for specialized blends.</text:p>
            </text:list-item>
          </text:list>
        </text:list-item>
        <text:list-item>
          <text:p text:style-name="P70">Instancing</text:p>
          <text:list>
            <text:list-item>
              <text:p text:style-name="P66">Feed top level parameter into function inpu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3c6a2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3:37:38.960733267</meta:creation-date>
    <meta:generator>LibreOffice/5.1.4.2$Linux_X86_64 LibreOffice_project/10m0$Build-2</meta:generator>
    <dc:date>2016-10-24T07:24:32.210044325</dc:date>
    <meta:editing-duration>PT3H19M32S</meta:editing-duration>
    <meta:editing-cycles>46</meta:editing-cycles>
    <meta:document-statistic meta:table-count="0" meta:image-count="0" meta:object-count="0" meta:page-count="7" meta:paragraph-count="274" meta:word-count="1613" meta:character-count="9757" meta:non-whitespace-character-count="8670"/>
  </office:meta>
</office:document-meta>
</file>